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2B2B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00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13739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5.84729166666667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10.768541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6.77333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79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1" table:default-cell-style-name="ce3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Title (only used for ontology)</text:p>
          </table:table-cell>
          <table:table-cell office:value-type="string" table:style-name="ce2">
            <text:p>Rights (only used for ontology)</text:p>
          </table:table-cell>
          <table:table-cell office:value-type="string" table:style-name="ce2">
            <text:p>Publisher (only used for ontology)</text:p>
          </table:table-cell>
          <table:table-cell office:value-type="string" table:style-name="ce2">
            <text:p>Prefered Label</text:p>
          </table:table-cell>
          <table:table-cell office:value-type="string" table:style-name="ce2">
            <text:p>Alternative Label</text:p>
          </table:table-cell>
          <table:table-cell office:value-type="string" table:style-name="ce2">
            <text:p>Creator (comma seperated list)</text:p>
          </table:table-cell>
          <table:table-cell office:value-type="string" table:style-name="ce2">
            <text:p>Contributor (comma seperated list)</text:p>
          </table:table-cell>
          <table:table-cell office:value-type="string" table:style-name="ce2">
            <text:p>Abstract / Defini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ee also (comma seperated list of URIs)</text:p>
          </table:table-cell>
          <table:table-cell office:value-type="string" table:style-name="ce2">
            <text:p>Acknowledgements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string" table:style-name="ce2">
            <text:p>Ontology</text:p>
          </table:table-cell>
          <table:table-cell office:value-type="string" table:style-name="ce4">
            <text:p>The GRIB Ontology</text:p>
          </table:table-cell>
          <table:table-cell office:value-type="string" table:style-name="ce4">
            <text:p>This work is licensed under a BSD license.</text:p>
          </table:table-cell>
          <table:table-cell office:value-type="string" table:style-name="ce4">
            <text:p>STFC</text:p>
          </table:table-cell>
          <table:table-cell table:number-columns-repeated="2" table:style-name="ce5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4">
            <text:p>This ontology represents the concept schemes used by the World Meteorological Organisation (WMO) Gridded Binary (GRIB) representation of meteorological and climate data.</text:p>
          </table:table-cell>
          <table:table-cell office:value-type="string" table:style-name="ce7">
            <text:p>Only the high-level Gridded Binary (GRIB) categories are included here.</text:p>
          </table:table-cell>
          <table:table-cell office:value-type="string" table:style-name="ce4">
            <text:p>0.0.1</text:p>
          </table:table-cell>
          <table:table-cell office:value-type="string" table:style-name="ce6">
            <text:p>https://www.wmo.int/pages/prog/www/WMOCodes/Guides/GRIB/GRIB2_062006.pdf</text:p>
          </table:table-cell>
          <table:table-cell table:style-name="ce6"/>
          <table:table-cell table:number-columns-repeated="26" table:style-name="ce7"/>
          <table:table-cell table:number-columns-repeated="16345"/>
        </table:table-row>
        <table:table-row table:style-name="ro3">
          <table:table-cell office:value-type="string" table:style-name="ce4">
            <text:p>DisciplineConceptScheme</text:p>
          </table:table-cell>
          <table:table-cell table:number-columns-repeated="3" table:style-name="ce5"/>
          <table:table-cell office:value-type="string" table:style-name="ce8">
            <text:p>discipline</text:p>
          </table:table-cell>
          <table:table-cell table:style-name="ce9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10">
            <text:p>A controlled vocabulary of the Gridded Binary (GRIB) disciplines was complied at the Science and Technology Facilities Council (STFC) for use in the CLIPC Climate Information Portal, December 2015.</text:p>
            <text:p/>
          </table:table-cell>
          <table:table-cell office:value-type="string" table:style-name="ce6">
            <text:p>The WMO Gridded Binary (GRIB) data format high-level categories (GRIB tables) of variable encoding <text:s/>are provided here as a controlled vocabulary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7"/>
          <table:table-cell table:number-columns-repeated="16345"/>
        </table:table-row>
        <table:table-row table:number-rows-repeated="13" table:style-name="ro1">
          <table:table-cell table:style-name="ce3"/>
          <table:table-cell table:number-columns-repeated="38" table:style-name="ce7"/>
          <table:table-cell table:number-columns-repeated="16345"/>
        </table:table-row>
        <table:table-row table:number-rows-repeated="9" table:style-name="ro1">
          <table:table-cell/>
          <table:table-cell table:number-columns-repeated="38" table:style-name="ce7"/>
          <table:table-cell table:number-columns-repeated="16345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5-11-16T08:12:15Z</meta:creation-date>
    <dc:date>2015-12-15T15:07:23Z</dc:date>
    <meta:editing-cycles>13</meta:editing-cycles>
    <meta:editing-duration>PT1672S</meta:editing-duration>
  </office:meta>
</office:document-meta>
</file>